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gbloc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Sequenc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office:value-type="string" calcext:value-type="string">
            <text:p>HBONDDiff</text:p>
          </table:table-cell>
          <table:table-cell office:value-type="string" calcext:value-type="string">
            <text:p>IMM1Diff</text:p>
          </table:table-cell>
          <table:table-cell office:value-type="string" calcext:value-type="string">
            <text:p>Directory</text:p>
          </table:table-cell>
          <table:table-cell office:value-type="string" calcext:value-type="string">
            <text:p>replicateNumber</text:p>
          </table:table-cell>
          <table:table-cell office:value-type="string" calcext:value-type="string">
            <text:p>SasaDiff</text:p>
          </table:table-cell>
          <table:table-cell office:value-type="string" calcext:value-type="string">
            <text:p>AxChange</text:p>
          </table:table-cell>
          <table:table-cell office:value-type="string" calcext:value-type="string">
            <text:p>xChange</text:p>
          </table:table-cell>
          <table:table-cell office:value-type="string" calcext:value-type="string">
            <text:p>crossChange</text:p>
          </table:table-cell>
          <table:table-cell office:value-type="string" calcext:value-type="string">
            <text:p>zChange</text:p>
          </table:table-cell>
          <table:table-cell office:value-type="string" calcext:value-type="string">
            <text:p>di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6" office:value-type="float" office:value="16" calcext:value-type="float">
            <text:p>16</text:p>
          </table:table-cell>
          <table:table-cell table:formula="of:=[.$A$2]&amp;TEXT([.$A$2];&quot;-&quot;)&amp;[.B2]" office:value-type="string" office:string-value="2-16" calcext:value-type="string">
            <text:p>2-16</text:p>
          </table:table-cell>
          <table:table-cell office:value-type="string" calcext:value-type="string">
            <text:p>RASLLLLTWLTALLFTLTSLLILI</text:p>
          </table:table-cell>
          <table:table-cell/>
          <table:table-cell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string" calcext:value-type="string">
            <text:p>Left</text:p>
          </table:table-cell>
          <table:table-cell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4999999999" calcext:value-type="float">
            <text:p>-1017.74999999999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09999999999" calcext:value-type="float">
            <text:p>-4.67109999999999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1">
          <table:table-cell/>
          <table:table-cell table:formula="of:=[.B2]+1" office:value-type="float" office:value="17" calcext:value-type="float">
            <text:p>17</text:p>
          </table:table-cell>
          <table:table-cell table:formula="of:=[.$A$2]&amp;TEXT([.$A$2];&quot;-&quot;)&amp;[.B3]" office:value-type="string" office:string-value="2-17" calcext:value-type="string">
            <text:p>2-17</text:p>
          </table:table-cell>
          <table:table-cell office:value-type="string" calcext:value-type="string">
            <text:p>RALLLTCLTALLFTLTSLLILI</text:p>
          </table:table-cell>
          <table:table-cell office:value-type="string" calcext:value-type="string">
            <text:p>short insert</text:p>
          </table:table-cell>
          <table:table-cell table:number-columns-repeated="14"/>
        </table:table-row>
        <table:table-row table:style-name="ro1">
          <table:table-cell/>
          <table:table-cell table:formula="of:=[.B3]+1" office:value-type="float" office:value="18" calcext:value-type="float">
            <text:p>18</text:p>
          </table:table-cell>
          <table:table-cell table:formula="of:=[.$A$2]&amp;TEXT([.$A$2];&quot;-&quot;)&amp;[.B4]" office:value-type="string" office:string-value="2-18" calcext:value-type="string">
            <text:p>2-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insert</text:p>
          </table:table-cell>
          <table:table-cell table:number-columns-repeated="14"/>
        </table:table-row>
        <table:table-row table:style-name="ro1">
          <table:table-cell/>
          <table:table-cell table:formula="of:=[.B4]+1" office:value-type="float" office:value="19" calcext:value-type="float">
            <text:p>19</text:p>
          </table:table-cell>
          <table:table-cell table:formula="of:=[.$A$2]&amp;TEXT([.$A$2];&quot;-&quot;)&amp;[.B5]" office:value-type="string" office:string-value="2-19" calcext:value-type="string">
            <text:p>2-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insert</text:p>
          </table:table-cell>
          <table:table-cell table:number-columns-repeated="14"/>
        </table:table-row>
        <table:table-row table:style-name="ro1">
          <table:table-cell/>
          <table:table-cell table:formula="of:=[.B5]+1" office:value-type="float" office:value="20" calcext:value-type="float">
            <text:p>20</text:p>
          </table:table-cell>
          <table:table-cell table:formula="of:=[.$A$2]&amp;TEXT([.$A$2];&quot;-&quot;)&amp;[.B6]" office:value-type="string" office:string-value="2-20" calcext:value-type="string">
            <text:p>2-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insert</text:p>
          </table:table-cell>
          <table:table-cell table:number-columns-repeated="14"/>
        </table:table-row>
        <table:table-row table:style-name="ro1">
          <table:table-cell/>
          <table:table-cell table:formula="of:=[.B6]+1" office:value-type="float" office:value="21" calcext:value-type="float">
            <text:p>21</text:p>
          </table:table-cell>
          <table:table-cell table:formula="of:=[.$A$2]&amp;TEXT([.$A$2];&quot;-&quot;)&amp;[.B7]" office:value-type="string" office:string-value="2-21" calcext:value-type="string">
            <text:p>2-21</text:p>
          </table:table-cell>
          <table:table-cell office:value-type="string" calcext:value-type="string">
            <text:p>RASLLLYLLLATLLAFLLSFLILI</text:p>
          </table:table-cell>
          <table:table-cell/>
          <table:table-cell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1">
          <table:table-cell/>
          <table:table-cell table:formula="of:=[.B7]+1" office:value-type="float" office:value="22" calcext:value-type="float">
            <text:p>22</text:p>
          </table:table-cell>
          <table:table-cell table:formula="of:=[.$A$2]&amp;TEXT([.$A$2];&quot;-&quot;)&amp;[.B8]" office:value-type="string" office:string-value="2-22" calcext:value-type="string">
            <text:p>2-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insert</text:p>
          </table:table-cell>
          <table:table-cell table:number-columns-repeated="14"/>
        </table:table-row>
        <table:table-row table:style-name="ro1">
          <table:table-cell/>
          <table:table-cell table:formula="of:=[.B8]+1" office:value-type="float" office:value="23" calcext:value-type="float">
            <text:p>23</text:p>
          </table:table-cell>
          <table:table-cell table:formula="of:=[.$A$2]&amp;TEXT([.$A$2];&quot;-&quot;)&amp;[.B9]" office:value-type="string" office:string-value="2-23" calcext:value-type="string">
            <text:p>2-23</text:p>
          </table:table-cell>
          <table:table-cell office:value-type="string" calcext:value-type="string">
            <text:p>RASLLLYLLLATLLAFLLSFLILI</text:p>
          </table:table-cell>
          <table:table-cell/>
          <table:table-cell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string" calcext:value-type="string">
            <text:p>Right</text:p>
          </table:table-cell>
          <table:table-cell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</table:table-row>
        <table:table-row table:style-name="ro1">
          <table:table-cell/>
          <table:table-cell table:formula="of:=[.B9]+1" office:value-type="float" office:value="24" calcext:value-type="float">
            <text:p>24</text:p>
          </table:table-cell>
          <table:table-cell table:formula="of:=[.$A$2]&amp;TEXT([.$A$2];&quot;-&quot;)&amp;[.B10]" office:value-type="string" office:string-value="2-24" calcext:value-type="string">
            <text:p>2-2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insert</text:p>
          </table:table-cell>
          <table:table-cell table:number-columns-repeated="14"/>
        </table:table-row>
        <table:table-row table:style-name="ro1">
          <table:table-cell/>
          <table:table-cell table:formula="of:=[.B10]+1" office:value-type="float" office:value="25" calcext:value-type="float">
            <text:p>25</text:p>
          </table:table-cell>
          <table:table-cell table:formula="of:=[.$A$2]&amp;TEXT([.$A$2];&quot;-&quot;)&amp;[.B11]" office:value-type="string" office:string-value="2-25" calcext:value-type="string">
            <text:p>2-25</text:p>
          </table:table-cell>
          <table:table-cell office:value-type="string" calcext:value-type="string">
            <text:p>RASLLLTYLLTTLLAYLLSTLILI</text:p>
          </table:table-cell>
          <table:table-cell/>
          <table:table-cell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string" calcext:value-type="string">
            <text:p>Right</text:p>
          </table:table-cell>
          <table:table-cell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79999999999" calcext:value-type="float">
            <text:p>-801.879999999999</text:p>
          </table:table-cell>
          <table:table-cell office:value-type="float" office:value="10.0227999999999" calcext:value-type="float">
            <text:p>10.0227999999999</text:p>
          </table:table-cell>
          <table:table-cell office:value-type="float" office:value="-0.275639999999999" calcext:value-type="float">
            <text:p>-0.275639999999999</text:p>
          </table:table-cell>
          <table:table-cell office:value-type="float" office:value="-3.50779999999999" calcext:value-type="float">
            <text:p>-3.50779999999999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</table:table-row>
        <table:table-row table:style-name="ro1">
          <table:table-cell/>
          <table:table-cell table:formula="of:=[.B11]+1" office:value-type="float" office:value="26" calcext:value-type="float">
            <text:p>26</text:p>
          </table:table-cell>
          <table:table-cell table:formula="of:=[.$A$2]&amp;TEXT([.$A$2];&quot;-&quot;)&amp;[.B12]" office:value-type="string" office:string-value="2-26" calcext:value-type="string">
            <text:p>2-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or sequencing</text:p>
          </table:table-cell>
          <table:table-cell table:number-columns-repeated="14"/>
        </table:table-row>
        <table:table-row table:style-name="ro1">
          <table:table-cell/>
          <table:table-cell table:formula="of:=[.B12]+1" office:value-type="float" office:value="27" calcext:value-type="float">
            <text:p>27</text:p>
          </table:table-cell>
          <table:table-cell table:formula="of:=[.$A$2]&amp;TEXT([.$A$2];&quot;-&quot;)&amp;[.B13]" office:value-type="string" office:string-value="2-27" calcext:value-type="string">
            <text:p>2-2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wrong insert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14:03:03.720926918</meta:creation-date>
    <dc:date>2022-12-08T16:10:39.340894533</dc:date>
    <meta:editing-duration>PT1H47M15S</meta:editing-duration>
    <meta:editing-cycles>1</meta:editing-cycles>
    <meta:document-statistic meta:table-count="1" meta:cell-count="120" meta:object-count="0"/>
    <meta:generator>LibreOffice/6.4.7.2$Linux_X86_64 LibreOffice_project/40$Build-2</meta:generator>
  </office:meta>
</office:document-meta>
</file>